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435ee"/>
    </style:style>
    <style:style style:name="P2" style:family="paragraph" style:parent-style-name="Standard">
      <style:paragraph-properties fo:text-align="justify" style:justify-single-word="false"/>
      <style:text-properties officeooo:paragraph-rsid="0007b5e1"/>
    </style:style>
    <style:style style:name="P3" style:family="paragraph" style:parent-style-name="Standard">
      <style:text-properties style:font-name="Arial" fo:font-size="12pt" officeooo:paragraph-rsid="0002aa2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paragraph-rsid="0002aa29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paragraph-rsid="0002aa29" style:font-size-asian="12pt" style:font-name-complex="Calibri" style:font-size-complex="12pt"/>
    </style:style>
    <style:style style:name="P6" style:family="paragraph" style:parent-style-name="Standard">
      <style:text-properties style:font-name="Arial" fo:font-size="12pt" fo:font-weight="bold" officeooo:paragraph-rsid="0002aa29" style:font-size-asian="12pt" style:font-weight-asian="bold" style:font-size-complex="12pt" style:font-weight-complex="bold"/>
    </style:style>
    <style:style style:name="P7" style:family="paragraph" style:parent-style-name="Standard" style:master-page-name="Standard">
      <style:paragraph-properties style:page-number="auto"/>
      <style:text-properties fo:color="#800000" style:font-name="Arial" fo:font-size="12pt" style:text-underline-style="solid" style:text-underline-width="auto" style:text-underline-color="font-color" fo:font-weight="bold" officeooo:rsid="0002aa29" officeooo:paragraph-rsid="0002aa29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rsid="000435ee" officeooo:paragraph-rsid="000435ee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2pt" fo:font-weight="bold" officeooo:rsid="000435ee" officeooo:paragraph-rsid="000435e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fo:font-weight="bold" officeooo:paragraph-rsid="0002aa29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2pt" fo:font-weight="bold" officeooo:rsid="0002aa29" officeooo:paragraph-rsid="0002aa2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0435e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435ee" officeooo:paragraph-rsid="000435ee" style:font-size-asian="12pt" style:font-weight-asian="bold" style:font-name-complex="Calibri" style:font-size-complex="12pt" style:font-weight-complex="bold"/>
    </style:style>
    <style:style style:name="P14" style:family="paragraph" style:parent-style-name="Standard">
      <style:text-properties style:font-name="Arial" fo:font-size="12pt" fo:font-weight="bold" officeooo:paragraph-rsid="0002aa29" style:font-size-asian="12pt" style:font-weight-asian="bold" style:font-name-complex="Calibri" style:font-size-complex="12pt" style:font-weight-complex="bold"/>
    </style:style>
    <style:style style:name="P15" style:family="paragraph" style:parent-style-name="Standard">
      <style:text-properties style:font-name="Arial" fo:font-size="12pt" officeooo:paragraph-rsid="0002aa29" style:font-size-asian="12pt" style:font-size-complex="12pt"/>
    </style:style>
    <style:style style:name="P16" style:family="paragraph" style:parent-style-name="Standard">
      <style:text-properties style:font-name="Arial" fo:font-size="12pt" officeooo:rsid="0008dfc9" officeooo:paragraph-rsid="0008dfc9" style:font-size-asian="12pt" style:font-size-complex="12pt"/>
    </style:style>
    <style:style style:name="P17" style:family="paragraph" style:parent-style-name="Standard">
      <style:text-properties style:font-name="Arial" fo:font-size="12pt" fo:font-weight="normal" officeooo:rsid="000954ee" officeooo:paragraph-rsid="000954e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7e2dd" officeooo:paragraph-rsid="0007e2d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paragraph-rsid="0007b5e1" style:font-weight-asian="bold" style:font-weight-complex="bold"/>
    </style:style>
    <style:style style:name="T1" style:family="text">
      <style:text-properties officeooo:rsid="0002aa29"/>
    </style:style>
    <style:style style:name="T2" style:family="text">
      <style:text-properties officeooo:rsid="000435ee"/>
    </style:style>
    <style:style style:name="T3" style:family="text">
      <style:text-properties style:font-name="Arial" fo:font-size="12pt" fo:font-weight="bold" officeooo:rsid="000435ee" style:font-size-asian="12pt" style:font-weight-asian="bold" style:font-name-complex="Calibri" style:font-size-complex="12pt" style:font-weight-complex="bold"/>
    </style:style>
    <style:style style:name="T4" style:family="text">
      <style:text-properties style:font-name="Arial" fo:font-size="12pt" fo:font-weight="bold" officeooo:rsid="0007b5e1" style:font-size-asian="12pt" style:font-weight-asian="bold" style:font-name-complex="Calibri" style:font-size-complex="12pt" style:font-weight-complex="bold"/>
    </style:style>
    <style:style style:name="T5" style:family="text">
      <style:text-properties style:font-name="Arial" fo:font-size="12pt" fo:font-weight="bold" officeooo:rsid="0007e2dd" style:font-size-asian="12pt" style:font-weight-asian="bold" style:font-name-complex="Calibri" style:font-size-complex="12pt" style:font-weight-complex="bold"/>
    </style:style>
    <style:style style:name="T6" style:family="text">
      <style:text-properties officeooo:rsid="0007b5e1"/>
    </style:style>
    <style:style style:name="T7" style:family="text">
      <style:text-properties fo:color="#800000"/>
    </style:style>
    <style:style style:name="T8" style:family="text">
      <style:text-properties officeooo:rsid="000954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ivitat T 13 La seguretat social</text:p>
      <text:p text:style-name="P3"/>
      <text:p text:style-name="P6"><text:span text:style-name="T1">1. </text:span>Defineix què és la seguretat social i què són les prestacions <text:span text:style-name="T1">que dona als ciutadans. Anomena alguns de les prestacions que tu consideres més importants i per què.</text:span></text:p>
      <text:p text:style-name="P3">La Seguretat Social (SS) és un sistema de protecció social públic, organitzat per l’Estat, amb el que garanteix a tots els ciutadans una protecció sanitària i unes prestacions mínimes en cas de necessitat (malaltia, atur, ...) Tot treballador està obligat a cotitzar a la SS i tot empresari que contracti treballadors també.</text:p>
      <text:p text:style-name="P16">El riesgo durante el embarazo, <text:span text:style-name="T8">perquè la dona sufreix molt durant esta epoca.</text:span></text:p>
      <text:p text:style-name="P16"/>
      <text:p text:style-name="P6"><text:span text:style-name="T1">2. </text:span>Què prestació cobra <text:span text:style-name="T1">un treballador i</text:span> una treballadora per <text:span text:style-name="T1">naixement d’un fill</text:span>?</text:p>
      <text:p text:style-name="P6">Quan de temps li pagu<text:span text:style-name="T1">e</text:span>n?</text:p>
      <text:p text:style-name="P17">Cobra un subsidio del 100% de la base reguladora.</text:p>
      <text:p text:style-name="P17"/>
      <text:p text:style-name="P17">La duración del subsidio será equivalente a la de los períodos de descanso o permisos que se disfruten, de acuerdo con lo previsto en el art. 48.4, 5 y 6 del Estatuto de los trabajadores (ET) y en art. 49 a) y b) y c) del Estatuto Básico del Empleado Publico (EBEP).</text:p>
      <text:p text:style-name="P6"/>
      <text:p text:style-name="P6"><text:span text:style-name="T1">3. </text:span>Què <text:span text:style-name="T1">situacions </text:span>cobreix la prestació per incapacitat temporal?. Què requisits ha de reunir el treballador per tenir-ne dret a <text:span text:style-name="T1">cobrar</text:span>-la?. Quant es cobra?. Què millores estableix el conveni col·lectiu?</text:p>
      <text:p text:style-name="P17">Tienen la consideración de situaciones determinantes de la incapacidad temporal:</text:p>
      <text:p text:style-name="P17">Las debidas a enfermedad, común o profesional, y a accidente, sea o no de trabajo, mientras el trabajador esté impedido para el trabajo y reciba asistencia sanitaria de la Seguridad Social.</text:p>
      <text:p text:style-name="P17">Los períodos de observación por enfermedad profesional, en los que se prescriba la baja en el trabajo durante los mismos.</text:p>
      <text:p text:style-name="P6"/>
      <text:p text:style-name="P11">4. Què diferència hi ha entre la prestació per desocupació i el subsidi per desocupació?</text:p>
      <text:p text:style-name="P11"/>
      <text:p text:style-name="P11">5. Explica que és el compromís d’activitat i que s'entén per col·locació adequada, quan demanem la prestació per desocupació. (busca la informació sobre aquests conceptes en la web del SEPE)</text:p>
      <text:p text:style-name="P11"/>
      <text:p text:style-name="P11">6. Busca i emplena la sol·licitud per demanar la prestació i per demanar el subsidi. Indica la documentació necessària que cal adjuntar en cada cas.</text:p>
      <text:p text:style-name="P11"/>
      <text:p text:style-name="P6"/>
      <text:p text:style-name="P9">7. Una treballadora <text:s/>ha patit un accident durant un cap de setmana. Com a conseqüència s’ha fracturat la clavícula i el metge li ha dit què estarà de baixa 30 dies, a comptar des de l’1 de maig. La treballadora porta 7 anys treballant. Té dret a cobrar la IT?. Calcula-li la seva prestació tenint en compte que la base reguladora diària del mes anterior era de 17,45€/dia.</text:p>
      <text:p text:style-name="P8">Quan cobraria si se li aplicara el Conveni col·lectiu de despatxos i oficines de la Província de València?</text:p>
      <text:p text:style-name="P6"/>
      <text:p text:style-name="P12"><text:span text:style-name="T2">8. </text:span>Un treballador ha patit un accident quan anava a treballar <text:span text:style-name="T2">a l’eixida de l’estació de tren</text:span> i s’ha fracturat el turmell. Estarà de baixa 45 dies. Porta treballant en l’empresa tres mesos (92 dies). La seva base reguladora del mes anterior a la baixa és de <text:soft-page-break/>16,23 €/dia. Té dret a cobrar la IT?, <text:span text:style-name="T2">Calcula q</text:span>uant cobrarà de prestació?. <text:span text:style-name="T2">Quan cobraria si se li aplicara el Conveni col·lectiu de despatxos i oficines de la Província de València?</text:span></text:p>
      <text:p text:style-name="P6"/>
      <text:p text:style-name="P14"/>
      <text:p text:style-name="P1"><text:span text:style-name="T3">9 Una treballadora d’una empresa d’informàtica ha sigut acomiadada després de 3 anys treballant </text:span><text:span text:style-name="T4">en la mateixa empresa amb data 31/03/2022</text:span><text:span text:style-name="T3">. Sabem que les seves bases de cotització dels últims 6 mesos és de 1</text:span><text:span text:style-name="T4">5</text:span><text:span text:style-name="T3">02,45 €. La treballadora te una filla al seu càrrec. Calcula la prestació per desocupació i a quant de temps te dret a cobrar. </text:span><text:span text:style-name="T4">Per calcular-la pots anar a aquest enllaç: </text:span><text:a xlink:type="simple" xlink:href="https://sede.sepe.gob.es/dgsimulador/introSimulador.do" text:style-name="Internet_20_link" text:visited-style-name="Visited_20_Internet_20_Link"><text:span text:style-name="T4">Simulador per calcular la prestació SEPE</text:span></text:a></text:p>
      <text:p text:style-name="P13"/>
      <text:p text:style-name="P13">10. <text:span text:style-name="T6">Actualment quina és la edat per poder jubilar-se i quin és el temps mínim de cotització?</text:span></text:p>
      <text:p text:style-name="P13"/>
      <text:p text:style-name="P2"><text:span text:style-name="T4">11. Si una persona no compleix el requisit mínim de cotització per accedir a la jubilació ordinària, pot accedir a alguna altra modalitat?, </text:span><text:span text:style-name="T5">Investiga en la pàgina de la seguretat social mirant les diferències entre pensions contributives i no contributives. Pots consultar els següents enllaços: </text:span><text:a xlink:type="simple" xlink:href="https://www.seg-social.es/wps/portal/wss/internet/Pensionistas/Pensiones/33467" text:style-name="Internet_20_link" text:visited-style-name="Visited_20_Internet_20_Link"><text:span text:style-name="T5">Classes de pensions de la Seguretat Social</text:span></text:a><text:span text:style-name="T5">, </text:span><text:a xlink:type="simple" xlink:href="https://www.imserso.es/imserso_01/prestaciones_y_subvenciones/pnc_jubilacion/normativa_requisitos/index.htm" text:style-name="Internet_20_link" text:visited-style-name="Visited_20_Internet_20_Link"><text:span text:style-name="T5">Imserso</text:span></text:a><text:span text:style-name="T5">. Explica el que es pregunta amb les teues paraules.</text:span></text:p>
      <text:p text:style-name="P19"/>
      <text:p text:style-name="P18"><text:span text:style-name="T7">12. Opina:</text:span> Desprès de veure el tema de la seguretat social, valora el sistema del nostre país, tenint en compte les prestacions que dona i l’estructura i funcionament del mateix. Pots buscar més informació i compara amb altres països i els seus sistemes.</text:p>
      <text:p text:style-name="P18">Creus que dona cobertura a totes les necessitats dels ciutadans?.</text:p>
      <text:p text:style-name="P18">Fes un llistat amb propostes de millora del sistema, tenint en compte que la seguretat social està per donar resposta a les situacions de necessitat que poden tindre les persones.</text:p>
      <text:p text:style-name="P18">Desprès farem un debat a classe. </text:p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>
      <style:text-properties fo:font-size="11pt" fo:font-weight="bold" style:font-size-asian="11pt" style:font-weight-asian="bold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1:29:52.994176020</meta:creation-date>
    <dc:date>2022-06-03T20:03:14.862164331</dc:date>
    <meta:editing-duration>PT1H4M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743" meta:character-count="4395" meta:non-whitespace-character-count="3675"/>
  </office:meta>
</office:document-meta>
</file>